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d343e" officeooo:paragraph-rsid="000d343e" style:font-size-asian="14pt" style:font-size-complex="14pt"/>
    </style:style>
    <style:style style:name="P2" style:family="paragraph" style:parent-style-name="Standard">
      <style:paragraph-properties fo:text-align="start" style:justify-single-word="false"/>
      <style:text-properties fo:font-size="14pt" officeooo:rsid="000d343e" officeooo:paragraph-rsid="000d343e" style:font-size-asian="14pt" style:font-size-complex="14pt"/>
    </style:style>
    <style:style style:name="P3" style:family="paragraph" style:parent-style-name="Standard">
      <style:paragraph-properties fo:text-align="start" style:justify-single-word="false"/>
      <style:text-properties fo:font-size="14pt" officeooo:rsid="0013a0ae" officeooo:paragraph-rsid="0013a0ae" style:font-size-asian="14pt" style:font-size-complex="14pt"/>
    </style:style>
    <style:style style:name="P4" style:family="paragraph" style:parent-style-name="Standard">
      <style:paragraph-properties fo:text-align="start" style:justify-single-word="false"/>
      <style:text-properties fo:font-size="14pt" officeooo:rsid="000d343e" officeooo:paragraph-rsid="000d343e" style:font-size-asian="12.25pt" style:font-size-complex="14pt"/>
    </style:style>
    <style:style style:name="P5" style:family="paragraph" style:parent-style-name="Standard">
      <style:paragraph-properties fo:text-align="start" style:justify-single-word="false"/>
      <style:text-properties fo:font-size="12pt" officeooo:rsid="000d343e" officeooo:paragraph-rsid="000d343e" style:font-size-asian="10.5pt" style:font-size-complex="12pt"/>
    </style:style>
    <style:style style:name="P6" style:family="paragraph" style:parent-style-name="Standard">
      <style:paragraph-properties fo:text-align="start" style:justify-single-word="false"/>
      <style:text-properties fo:font-size="12pt" officeooo:rsid="0011b602" officeooo:paragraph-rsid="0011b602" style:font-size-asian="10.5pt" style:font-size-complex="12pt"/>
    </style:style>
    <style:style style:name="P7" style:family="paragraph" style:parent-style-name="Standard">
      <style:paragraph-properties fo:text-align="start" style:justify-single-word="false"/>
      <style:text-properties fo:font-size="12pt" officeooo:rsid="0013a0ae" officeooo:paragraph-rsid="0013a0ae" style:font-size-asian="10.5pt" style:font-size-complex="12pt"/>
    </style:style>
    <style:style style:name="P8" style:family="paragraph" style:parent-style-name="Standard">
      <style:paragraph-properties fo:text-align="start" style:justify-single-word="false"/>
      <style:text-properties officeooo:paragraph-rsid="000d343e"/>
    </style:style>
    <style:style style:name="T1" style:family="text">
      <style:text-properties officeooo:rsid="000d343e"/>
    </style:style>
    <style:style style:name="T2" style:family="text">
      <style:text-properties fo:font-size="12pt" officeooo:rsid="000d343e" style:font-size-asian="10.5pt" style:font-size-complex="12pt"/>
    </style:style>
    <style:style style:name="T3" style:family="text">
      <style:text-properties officeooo:rsid="000ed13f"/>
    </style:style>
    <style:style style:name="T4" style:family="text">
      <style:text-properties officeooo:rsid="000fe606"/>
    </style:style>
    <style:style style:name="T5" style:family="text">
      <style:text-properties officeooo:rsid="000fff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sted at høre til</text:p>
      <text:p text:style-name="P2"/>
      <text:p text:style-name="P2"/>
      <text:p text:style-name="P3">Brainstorm</text:p>
      <text:p text:style-name="P7">Social arv</text:p>
      <text:p text:style-name="P7">Social mobilitet</text:p>
      <text:p text:style-name="P7">Økonomi</text:p>
      <text:p text:style-name="P7">Uddannelse</text:p>
      <text:p text:style-name="P7">Hjemstavn</text:p>
      <text:p text:style-name="P7">Ambitioner</text:p>
      <text:p text:style-name="P7">Arbejdsløshed</text:p>
      <text:p text:style-name="P7">Arbejdsmuligheder</text:p>
      <text:p text:style-name="P7">Rebelskhed</text:p>
      <text:p text:style-name="P7">Modsætninger</text:p>
      <text:p text:style-name="P7"/>
      <text:p text:style-name="P2"/>
      <text:p text:style-name="P2">Indledning</text:p>
      <text:p text:style-name="P8"><text:span text:style-name="T2">Hvor hører vi til? </text:span>Det er <text:span text:style-name="T5">d</text:span>e<text:span text:style-name="T4">n tankegang</text:span>, der i <text:span text:style-name="T4">de seneste år har fyldt danskerne</text:span>, <text:span text:style-name="T4">som</text:span> <text:span text:style-name="T1">studerer</text:span> slægtsforskning og danmarkshistorie som aldrig før. I <text:span text:style-name="T3">d</text:span>en globalisere<text:span text:style-name="T3">de</text:span> tid <text:span text:style-name="T3">vi er i nu, </text:span>er <text:span text:style-name="T1">trangen</text:span> <text:span text:style-name="T1">til</text:span> <text:span text:style-name="T4">at have </text:span>et sted <text:span text:style-name="T1">at kalde sit eget</text:span> blevet <text:span text:style-name="T3">kraftigere</text:span>, men det sted kan også være d<text:span text:style-name="T4">e</text:span>r, hvor <text:span text:style-name="T3">man rent tilfædligt er endt op. Så hvad er hjemstavn?</text:span></text:p>
      <text:p text:style-name="P5"/>
      <text:p text:style-name="P4">Redegørelse &amp; diskussion</text:p>
      <text:p text:style-name="P6">I artiklen “Et sted at høre til”, trykt i Kristeligt Dagblad d. 19. november 2010 lufter Dorte Remar sine meninger og oplevelser om begrebet “hjemstavn”. Gennem artiklen fortæller hun en masse om sin forhenværende hjemstavn, og om hvorfor den ikke er det mere ifølge hendes egne erfari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x3r </meta:initial-creator>
    <meta:creation-date>2016-01-27T08:45:46.938570745</meta:creation-date>
    <dc:date>2016-01-27T10:56:28.123165554</dc:date>
    <dc:creator>hax3r </dc:creator>
    <meta:editing-duration>PT20M34S</meta:editing-duration>
    <meta:editing-cycles>2</meta:editing-cycles>
    <meta:generator>LibreOffice/4.4.4.3$Linux_X86_64 LibreOffice_project/40$Build-3</meta:generator>
    <meta:document-statistic meta:table-count="0" meta:image-count="0" meta:object-count="0" meta:page-count="1" meta:paragraph-count="16" meta:word-count="132" meta:character-count="808" meta:non-whitespace-character-count="692"/>
  </office:meta>
</office:document-meta>
</file>